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text-properties officeooo:paragraph-rsid="000d1843"/>
    </style:style>
    <style:style style:name="P2" style:family="paragraph" style:parent-style-name="Title">
      <style:text-properties officeooo:rsid="0013de29" officeooo:paragraph-rsid="0013de29"/>
    </style:style>
    <style:style style:name="P3" style:family="paragraph" style:parent-style-name="Text_20_body">
      <style:text-properties officeooo:rsid="0013de29" officeooo:paragraph-rsid="0013de29"/>
    </style:style>
    <style:style style:name="P4" style:family="paragraph" style:parent-style-name="Text_20_body">
      <style:text-properties officeooo:rsid="001516ac" officeooo:paragraph-rsid="001516ac"/>
    </style:style>
    <style:style style:name="P5" style:family="paragraph" style:parent-style-name="Text_20_body">
      <style:text-properties officeooo:rsid="001516ac" officeooo:paragraph-rsid="0013de2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ponents:</text:p>
      <text:p text:style-name="P2">Raspberry Pi</text:p>
      <text:p text:style-name="Standard"/>
      <text:p text:style-name="P3">I got a Raspberry Pi 3:</text:p>
      <text:p text:style-name="P3"><text:a xlink:type="simple" xlink:href="https://www.newit.co.uk/shop/all-raspberry-pi/raspberry_pi_3/raspberry_pi3" text:style-name="Internet_20_link" text:visited-style-name="Visited_20_Internet_20_Link">https://www.newit.co.uk/shop/all-raspberry-pi/raspberry_pi_3/raspberry_pi3</text:a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style:font-name="Arial1" fo:font-family="Arial" style:font-style-name="Regular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5T17:42:00.958268994</dc:date>
    <meta:editing-duration>PT32M25S</meta:editing-duration>
    <meta:editing-cycles>10</meta:editing-cycles>
    <dc:creator>Emanuele Santanche</dc:creator>
    <meta:document-statistic meta:table-count="0" meta:image-count="0" meta:object-count="0" meta:page-count="1" meta:paragraph-count="4" meta:word-count="10" meta:character-count="120" meta:non-whitespace-character-count="114"/>
  </office:meta>
</office:document-meta>
</file>